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style>
    <style:style style:name="P2" style:family="paragraph" style:parent-style-name="Intense_20_Quote" style:master-page-name="Standard">
      <style:paragraph-properties fo:text-align="end" style:justify-single-word="false" style:page-number="auto" style:writing-mode="rl-tb"/>
    </style:style>
    <style:style style:name="P3" style:family="paragraph" style:parent-style-name="List_20_Paragraph" style:list-style-name="WWNum2">
      <style:paragraph-properties fo:text-align="end" style:justify-single-word="false" style:writing-mode="rl-tb"/>
    </style:style>
    <style:style style:name="P4" style:family="paragraph" style:parent-style-name="List_20_Paragraph" style:list-style-name="WWNum1">
      <style:paragraph-properties fo:text-align="end" style:justify-single-word="false" style:writing-mode="rl-t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תרגיל בית 1 – הכנה והכרות עם פייתון</text:p>
      <text:p text:style-name="P1"/>
      <text:p text:style-name="P1"><text:span text:style-name="T2">הקדמה</text:span></text:p>
      <text:p text:style-name="P1">תרגיל זה נועד כדי להכיר ולהתנסות מעט עם פייתון. כדי לעבוד בצורה נכונה עם פייתון, מומלץ להחזיק חלון IPython <text:s/>פתוח בצד אחד וחלון בIDE האהוב עליכם (pycharm / visual code...) בצד השני.</text:p>
      <text:p text:style-name="P1">תהליך הפיתוח בפייתון הוא תהליך שמעודד התנסות ובדיקה, אל תחכו לראות אם שורת הקוד שלכם תעבוד בסקריפט, תבדקו אותה ישירות במפרש (IPython) ותמשיכו הלאה.</text:p>
      <text:p text:style-name="P1">בנוסף, המפרש הוא כלי שעוזר לכם להתמצא בשפה. וישנן 2 פונקציות <text:span text:style-name="T2">מאוד</text:span> חשובות בפייתון שנועדו לעזור לכם להתמצא בה.</text:p>
      <text:list xml:id="list3689555045212965748" text:style-name="WWNum2">
        <text:list-item>
          <text:p text:style-name="P3">help </text:p>
        </text:list-item>
        <text:list-item>
          <text:p text:style-name="P3">dir </text:p>
        </text:list-item>
      </text:list>
      <text:p text:style-name="P1">כדי לדעת מה הן עושות פתחו את המפרש והקישו </text:p>
      <text:list xml:id="list28318649" text:continue-numbering="true" text:style-name="WWNum2">
        <text:list-item>
          <text:p text:style-name="P3">help(help)</text:p>
        </text:list-item>
        <text:list-item>
          <text:p text:style-name="P3">help(dir)</text:p>
        </text:list-item>
      </text:list>
      <text:p text:style-name="P1">2 הפונקציות הללו ישמשו אתכם בכל שלב הפיתוח ויעזרו לכם להתמצא בקלות.</text:p>
      <text:p text:style-name="P1">מקור מידע מומלץ מעבר לפונקציות הללו (וstackoverflow) כמובן הוא הדוקומנטציה הרשמית של פייתון . <text:a xlink:type="simple" xlink:href="https://docs.python.org/3" text:style-name="Internet_20_link" text:visited-style-name="Visited_20_Internet_20_Link">https://docs.python.org/3</text:a> <text:s/>מרבית הספריות מכוסות שם בפרוטרוט וחשוב להתרגל לאופי הכתיבה והתיעוד שלהם מאחר והם קובעים את התקן של איך נראית השפה.<text:bookmark text:name="_GoBack"/></text:p>
      <text:p text:style-name="P1"/>
      <text:p text:style-name="P1"><text:span text:style-name="T1">הערות לגבי פתרון התרגיל</text:span></text:p>
      <text:list xml:id="list28328631" text:continue-numbering="true" text:style-name="WWNum2">
        <text:list-item>
          <text:p text:style-name="P3">אין צורך לבדוק קלטים שאתם מקבלים מהמשתמש ואין צורך בexception handling.</text:p>
        </text:list-item>
        <text:list-item>
          <text:p text:style-name="P3">נסו להשתמש בhelp וdir כאשר אתם מחפשים פונקציה כלשהי שפייתון מייצאת כמו גם לנסות לראות איך היא פועלת בעצמכם באמצעות המפרש. זהו הרגל טוב יותר בטווח הרחוק. שימו לב שעבור פעולות בסיסיות כמו חיבור וחיסור או מילים שמורות של פייתון לא תוכלו להשתמש בhelp וdir. אך כן מומלץ להסתכל על הדוקומנטציה הרשמית כמובן <text:a xlink:type="simple" xlink:href="https://docs.python.org/3/tutorial/index.html" text:style-name="Internet_20_link" text:visited-style-name="Visited_20_Internet_20_Link">https://docs.python.org/3/tutorial/index.html</text:a> </text:p>
        </text:list-item>
      </text:list>
      <text:p text:style-name="P1"/>
      <text:p text:style-name="P1"><text:span text:style-name="T1">נושאי התרגיל</text:span></text:p>
      <text:list xml:id="list28340898" text:continue-numbering="true" text:style-name="WWNum2">
        <text:list-item>
          <text:p text:style-name="P3">קלט ופלט בסיסי</text:p>
        </text:list-item>
        <text:list-item>
          <text:p text:style-name="P3">פעולות על תווים</text:p>
        </text:list-item>
        <text:list-item>
          <text:p text:style-name="P3"><text:soft-page-break/>תנאים ולולאות</text:p>
        </text:list-item>
        <text:list-item>
          <text:p text:style-name="P3">רשימות</text:p>
        </text:list-item>
        <text:list-item>
          <text:p text:style-name="P3">פונקציות ופונקציות בסיסיות בפייתון</text:p>
        </text:list-item>
      </text:list>
      <text:p text:style-name="P1"/>
      <text:list xml:id="list2538528080589537068" text:style-name="WWNum1">
        <text:list-item>
          <text:p text:style-name="P4">כתבו קטע קוד אשר מקבל קלט מהמשתמש ומדפיס אותו.</text:p>
        </text:list-item>
        <text:list-item>
          <text:p text:style-name="P4">כתבו קטע קוד אשר מקבל קלט מספרי מהמשתמש <text:s/>(אין צורך לבדוק אם הקלט מספר), מחשב אותו ומדפיס עבורו את הפלטים הבאים:</text:p>
          <text:list>
            <text:list-item>
              <text:p text:style-name="P4">המספר ועוד עצמו</text:p>
            </text:list-item>
            <text:list-item>
              <text:p text:style-name="P4">המספר כפול 10</text:p>
            </text:list-item>
            <text:list-item>
              <text:p text:style-name="P4">חזקה 3 של המספר</text:p>
            </text:list-item>
            <text:list-item>
              <text:p text:style-name="P4">השורש של המספר</text:p>
            </text:list-item>
          </text:list>
        </text:list-item>
        <text:list-item>
          <text:p text:style-name="P4">כתבו קטע קוד אשר מקבל קלט מהמשתמש לאחר מכן הוא ידפיס את הקלט לאחר השינויים הבאים:</text:p>
          <text:list>
            <text:list-item>
              <text:p text:style-name="P4">היפוך הקלט – כלומר עבור הקלט 12345 התוכנה תדפיס 54321</text:p>
            </text:list-item>
            <text:list-item>
              <text:p text:style-name="P4">הקלט באותיות גדולות בלבד – כלומר עבור הקלט don’t shout <text:s/>התוכנה תדפיס DON’T SHOUT</text:p>
            </text:list-item>
            <text:list-item>
              <text:p text:style-name="P4">כל אות 2 בקלט – כלומר עבור הקלט 12345 התוכנה תדפיס 135</text:p>
            </text:list-item>
          </text:list>
        </text:list-item>
        <text:list-item>
          <text:p text:style-name="P4">כתבו קטע קוד אשר מגריל 10 מספרים בין 1 ל100, מכניס את המספרים לרשימה, ממיין את הרשימה ומדפיס אותה הפוך. ביחד עם הממוצע של המספרים ברשימה.</text:p>
          <text:list>
            <text:list-item>
              <text:p text:style-name="P4">הדרכה – השתמשו בספריה random עבור הגרלת המספרים</text:p>
            </text:list-item>
            <text:list-item>
              <text:p text:style-name="P4">נסו לממש כמה שפחות מהפונקציות בעצמכם – (יש לזכור שהמטרה היא הכרות עם השפה והיכולות שלה!)</text:p>
            </text:list-item>
          </text:list>
        </text:list-item>
        <text:list-item>
          <text:p text:style-name="P4">כתבו פונקציה המקבלת מספר ומחזירה True <text:s/>אם הוא זוגי, False אחרת</text:p>
        </text:list-item>
        <text:list-item>
          <text:p text:style-name="P4">כתבו פונקציה המקבלת מספר ומחזירה True <text:s/>אם הוא ראשוני וFalse אחרת</text:p>
        </text:list-item>
        <text:list-item>
          <text:p text:style-name="P4">כתבו פונקציה המקבלת מספר ומחזירה את הערכים הבאים:</text:p>
          <text:list>
            <text:list-item>
              <text:p text:style-name="P4">אם המספר הוא 0 היא תחזיר את המחרוזת ‘0’</text:p>
            </text:list-item>
            <text:list-item>
              <text:p text:style-name="P4">אם המספר בין 97 ל122 היא תחזיר את הייצוג שלו בASCII (כתבו בinterpreter help(ord) וhelp(chr))</text:p>
            </text:list-item>
            <text:list-item>
              <text:p text:style-name="P4">אם המספר הוא לא מטיפוס מספר היא תרשום למסך ‘Nope’ ותחזיר Non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he" style:country-complex="IL"/>
    </style:default-style>
    <style:default-style style:family="paragraph">
      <style:paragraph-properties fo:margin-top="0cm" fo:margin-bottom="0.282cm"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Title" style:family="paragraph" style:parent-style-name="Standard" style:next-style-name="Text" style:class="text">
      <style:paragraph-properties fo:margin-top="0.423cm" fo:margin-bottom="0.212cm" fo:keep-with-next="always"/>
      <style:text-properties style:font-name="Arial" fo:font-size="14pt" style:font-name-asian="Microsoft YaHei" style:font-size-asian="14pt" style:font-name-complex="Tahoma" style:font-size-complex="14pt"/>
    </style:style>
    <style:style style:name="Text" style:family="paragraph" style:parent-style-name="Standard" style:class="text">
      <style:paragraph-properties fo:margin-top="0cm" fo:margin-bottom="0.212cm"/>
    </style:style>
    <style:style style:name="List" style:family="paragraph" style:parent-style-name="Text"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 style:default-outline-level="1" style:list-style-name="Outline" style:class="text">
      <style:paragraph-properties fo:margin-top="0.423cm" fo:margin-bottom="0cm" fo:keep-together="always" fo:keep-with-next="always"/>
      <style:text-properties fo:color="#2f5496" style:font-name="Calibri Light" fo:font-size="16pt" style:font-size-asian="16pt" style:font-name-complex="F" style:font-size-complex="16pt"/>
    </style:style>
    <style:style style:name="Heading_20_2" style:display-name="Heading 2" style:family="paragraph" style:parent-style-name="Standard" style:next-style-name="Text" style:default-outline-level="2" style:list-style-name="Outline" style:class="text">
      <style:paragraph-properties fo:margin-top="0.071cm" fo:margin-bottom="0cm" fo:keep-together="always" fo:keep-with-next="always"/>
      <style:text-properties fo:color="#2f5496" style:font-name="Calibri Light" fo:font-size="13pt" style:font-size-asian="13pt" style:font-name-complex="F" style:font-size-complex="13pt"/>
    </style:style>
    <style:style style:name="Intense_20_Quote" style:display-name="Intense Quote" style:family="paragraph" style:parent-style-name="Standard" style:default-outline-level="" style:list-style-name="">
      <style:paragraph-properties fo:margin-left="1.524cm" fo:margin-right="1.524cm" fo:margin-top="0.635cm" fo:margin-bottom="0.635cm" fo:text-align="center" style:justify-single-word="false" fo:text-indent="0cm" style:auto-text-indent="false" fo:padding-left="0cm" fo:padding-right="0cm" fo:padding-top="0.353cm" fo:padding-bottom="0.353cm" fo:border-left="none" fo:border-right="none" fo:border-top="0.018cm solid #4472c4" fo:border-bottom="0.018cm solid #4472c4"/>
      <style:text-properties fo:color="#4472c4"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Heading_20_2_20_Char" style:display-name="Heading 2 Char" style:family="text" style:parent-style-name="Default_20_Paragraph_20_Font">
      <style:text-properties fo:color="#2f5496" style:font-name="Calibri Light" fo:font-size="13pt" style:font-size-asian="13pt" style:font-name-complex="F" style:font-size-complex="13pt"/>
    </style:style>
    <style:style style:name="Intense_20_Quote_20_Char" style:display-name="Intense Quote Char" style:family="text" style:parent-style-name="Default_20_Paragraph_20_Font">
      <style:text-properties fo:color="#4472c4" fo:font-style="italic" style:font-style-asian="italic" style:font-style-complex="italic"/>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ogev hendel</meta:initial-creator>
    <meta:keyword>python</meta:keyword>
    <dc:creator>yogev hendel</dc:creator>
    <meta:editing-cycles>3</meta:editing-cycles>
    <meta:creation-date>2018-11-22T14:39:00</meta:creation-date>
    <dc:date>2018-11-22T16:33:00</dc:date>
    <meta:editing-duration>PT1M54S</meta:editing-duration>
    <meta:generator>OpenOffice/4.1.5$Win32 OpenOffice.org_project/415m1$Build-9789</meta:generator>
    <meta:document-statistic meta:table-count="0" meta:image-count="0" meta:object-count="0" meta:page-count="2" meta:paragraph-count="40" meta:word-count="511" meta:character-count="255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